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nyA YIKAM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A Sayaç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azar</text:p>
          </table:table-cell>
          <table:table-cell/>
          <table:table-cell office:value-type="string" calcext:value-type="string">
            <text:p>Tüketim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333.5" calcext:value-type="float">
            <text:p>1333,5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YIKAMA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1-09-20" calcext:value-type="date">
            <text:p>20.09.2021</text:p>
          </table:table-cell>
          <table:table-cell office:value-type="float" office:value="1468" calcext:value-type="float">
            <text:p>1468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B14]+[.D14]" office:value-type="float" office:value="1487.6" calcext:value-type="float">
            <text:p>1.487,60</text:p>
          </table:table-cell>
          <table:table-cell table:style-name="ce11" table:formula="of:=[.C14]/[.D14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1-11-19" calcext:value-type="date">
            <text:p>19.11.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E14]+[.D15]" office:value-type="float" office:value="1507.2" calcext:value-type="float">
            <text:p>1.507,20</text:p>
          </table:table-cell>
          <table:table-cell table:style-name="ce11" table:formula="of:=[.C15]/[.D15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1.56" calcext:value-type="float">
            <text:p>21,56</text:p>
          </table:table-cell>
          <table:table-cell table:style-name="ce8" table:formula="of:=[.E15]+[.D16]" office:value-type="float" office:value="1528.76" calcext:value-type="float">
            <text:p>1.528,76</text:p>
          </table:table-cell>
          <table:table-cell table:style-name="ce11" table:formula="of:=[.C16]/[.D16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8" table:formula="of:=[.E16]+[.D17]" office:value-type="float" office:value="1538.56" calcext:value-type="float">
            <text:p>1.538,56</text:p>
          </table:table-cell>
          <table:table-cell table:style-name="ce11" table:formula="of:=[.C17]/[.D17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31" calcext:value-type="float">
            <text:p>7,31</text:p>
          </table:table-cell>
          <table:table-cell table:style-name="ce8" table:formula="of:=[.E17]+[.D18]" office:value-type="float" office:value="1545.87" calcext:value-type="float">
            <text:p>1.545,87</text:p>
          </table:table-cell>
          <table:table-cell table:style-name="ce11" table:formula="of:=[.C18]/[.D18]" office:value-type="float" office:value="6.83994528043776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style-name="ce8" table:formula="of:=[.E18]+[.D19]" office:value-type="float" office:value="1564.87" calcext:value-type="float">
            <text:p>1.564,87</text:p>
          </table:table-cell>
          <table:table-cell table:style-name="ce11" table:formula="of:=[.C19]/[.D19]" office:value-type="float" office:value="6.8421052631579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,61</text:p>
          </table:table-cell>
          <table:table-cell table:style-name="ce8" table:formula="of:=[.E19]+[.D20]" office:value-type="float" office:value="1579.48" calcext:value-type="float">
            <text:p>1.579,48</text:p>
          </table:table-cell>
          <table:table-cell table:style-name="ce11" table:formula="of:=[.C20]/[.D20]" office:value-type="float" office:value="6.84462696783025" calcext:value-type="float">
            <text:p>6,84</text:p>
          </table:table-cell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0]+[.D21]" office:value-type="float" office:value="1595" calcext:value-type="float">
            <text:p>1.595,00</text:p>
          </table:table-cell>
          <table:table-cell table:style-name="ce11" table:formula="of:=[.C21]/[.D21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15" calcext:value-type="float">
            <text:p>6,15</text:p>
          </table:table-cell>
          <table:table-cell table:style-name="ce8" table:formula="of:=[.E21]+[.D22]" office:value-type="float" office:value="1601.15" calcext:value-type="float">
            <text:p>1.601,15</text:p>
          </table:table-cell>
          <table:table-cell table:style-name="ce11" table:formula="of:=[.C22]/[.D22]" office:value-type="float" office:value="6.50406504065041" calcext:value-type="float">
            <text:p>6,50</text:p>
          </table:table-cell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5" calcext:value-type="float">
            <text:p>7,75</text:p>
          </table:table-cell>
          <table:table-cell table:style-name="ce8" table:formula="of:=[.E22]+[.D23]" office:value-type="float" office:value="1608.9" calcext:value-type="float">
            <text:p>1.608,90</text:p>
          </table:table-cell>
          <table:table-cell table:style-name="ce11" table:formula="of:=[.C23]/[.D23]" office:value-type="float" office:value="6.45161290322581" calcext:value-type="float">
            <text:p>6,45</text:p>
          </table:table-cell>
        </table:table-row>
        <table:table-row table:style-name="ro1">
          <table:table-cell table:style-name="ce1" office:value-type="date" office:date-value="2022-04-25" calcext:value-type="date">
            <text:p>25.04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6" calcext:value-type="float">
            <text:p>7,76</text:p>
          </table:table-cell>
          <table:table-cell table:style-name="ce8" table:formula="of:=[.E23]+[.D24]" office:value-type="float" office:value="1616.66" calcext:value-type="float">
            <text:p>1.616,66</text:p>
          </table:table-cell>
          <table:table-cell table:style-name="ce11" table:formula="of:=[.C24]/[.D24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3.28" calcext:value-type="float">
            <text:p>23,28</text:p>
          </table:table-cell>
          <table:table-cell table:style-name="ce8" table:formula="of:=[.E24]+[.D25]" office:value-type="float" office:value="1639.94" calcext:value-type="float">
            <text:p>1.639,94</text:p>
          </table:table-cell>
          <table:table-cell table:style-name="ce11" table:formula="of:=[.C25]/[.D25]" office:value-type="float" office:value="6.44329896907216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5]+[.D26]" office:value-type="float" office:value="1655.46" calcext:value-type="float">
            <text:p>1.655,46</text:p>
          </table:table-cell>
          <table:table-cell table:style-name="ce11" table:formula="of:=[.C26]/[.D26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6]+[.D27]" office:value-type="float" office:value="1670.98" calcext:value-type="float">
            <text:p>1.670,98</text:p>
          </table:table-cell>
          <table:table-cell table:style-name="ce11" table:formula="of:=[.C27]/[.D27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7]+[.D28]" office:value-type="float" office:value="1686.5" calcext:value-type="float">
            <text:p>1.686,50</text:p>
          </table:table-cell>
          <table:table-cell table:style-name="ce11" table:formula="of:=[.C28]/[.D28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682" calcext:value-type="float">
            <text:p>1682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8]+[.D29]" office:value-type="float" office:value="1702.02" calcext:value-type="float">
            <text:p>1.702,02</text:p>
          </table:table-cell>
          <table:table-cell table:style-name="ce11" table:formula="of:=[.C29]/[.D29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11"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SnyF MOTORCU EMRE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9" table:formula="of:=[.B47]+[.D47]" office:value-type="float" office:value="14.8" calcext:value-type="float">
            <text:p>14,8</text:p>
          </table:table-cell>
          <table:table-cell table:style-name="ce11" table:formula="of:=[.C47]/[.D47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,66</text:p>
          </table:table-cell>
          <table:table-cell table:style-name="ce9" table:formula="of:=[.E47]+[.D48]" office:value-type="float" office:value="19.46" calcext:value-type="float">
            <text:p>19,46</text:p>
          </table:table-cell>
          <table:table-cell table:style-name="ce11" table:formula="of:=[.C48]/[.D48]" office:value-type="float" office:value="6.43776824034335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style-name="ce9"/>
          <table:table-cell/>
        </table:table-row>
        <table:table-row table:style-name="ro1" table:number-rows-repeated="6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SnyG KAYNAKÇI MERDAL SU SAYACI HESABI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2-04-01" calcext:value-type="date">
            <text:p>01.04.202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9" table:formula="of:=[.B59]+[.D59]" office:value-type="float" office:value="69.52" calcext:value-type="float">
            <text:p>69,52</text:p>
          </table:table-cell>
          <table:table-cell table:style-name="ce11" table:formula="of:=[.C59]/[.D59]" office:value-type="float" office:value="6.44329896907217" calcext:value-type="float">
            <text:p>6,44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9"/>
          <table:table-cell table:style-name="ce11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</table:table>
      <table:table table:name="SnyE Emr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1"/>
        <table:table-row table:style-name="ro1" table:number-rows-repeated="5">
          <table:table-cell table:number-columns-repeated="5"/>
          <table:table-cell table:style-name="Default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.00.0000</text:date>, <text:time style:data-style-name="N2" text:time-value="09:55:46.992172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2-07-02T10:02:05.138183938</dc:date>
    <meta:editing-duration>PT5H20M26S</meta:editing-duration>
    <meta:editing-cycles>8</meta:editing-cycles>
    <meta:generator>LibreOffice/7.2.7.2$Linux_X86_64 LibreOffice_project/20$Build-2</meta:generator>
    <meta:print-date>2022-04-04T13:14:41.263907232</meta:print-date>
    <meta:document-statistic meta:table-count="2" meta:cell-count="116" meta:object-count="0"/>
  </office:meta>
</office:document-meta>
</file>